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0.1181in" table:align="margins"/>
    </style:style>
    <style:style style:name="Table2.A" style:family="table-column">
      <style:table-column-properties style:column-width="0.4896in" style:rel-column-width="3171*"/>
    </style:style>
    <style:style style:name="Table2.B" style:family="table-column">
      <style:table-column-properties style:column-width="2.3021in" style:rel-column-width="14910*"/>
    </style:style>
    <style:style style:name="Table2.C" style:family="table-column">
      <style:table-column-properties style:column-width="2.1458in" style:rel-column-width="13898*"/>
    </style:style>
    <style:style style:name="Table2.D" style:family="table-column">
      <style:table-column-properties style:column-width="3.1569in" style:rel-column-width="20447*"/>
    </style:style>
    <style:style style:name="Table2.E" style:family="table-column">
      <style:table-column-properties style:column-width="2.0236in" style:rel-column-width="13109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E1" style:family="table-cell">
      <style:table-cell-properties fo:padding="0.0382in" fo:border="0.0007in solid #000000"/>
    </style:style>
    <style:style style:name="Table2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none" fo:border-top="none" fo:border-bottom="0.0007in solid #000000"/>
    </style:style>
    <style:style style:name="Table2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 style:list-style-name="L2"/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(a)</text:p>
      <text:p text:style-name="Standard"><text:s/>initial hidden state : <text:span text:style-name="Strong_20_Emphasis">h0 = 0</text:span></text:p>
      <text:p text:style-name="Standard"><text:s/>initial cell state: <text:span text:style-name="Strong_20_Emphasis">C0 = 0</text:span>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Table_20_Heading">Step</text:p>
          </table:table-cell>
          <table:table-cell table:style-name="Table2.A1" office:value-type="string">
            <text:p text:style-name="Table_20_Heading">Forget Gate </text:p>
          </table:table-cell>
          <table:table-cell table:style-name="Table2.A1" office:value-type="string">
            <text:p text:style-name="Table_20_Heading">Input Gate </text:p>
          </table:table-cell>
          <table:table-cell table:style-name="Table2.A1" office:value-type="string">
            <text:p text:style-name="Table_20_Heading">Cell State </text:p>
          </table:table-cell>
          <table:table-cell table:style-name="Table2.E1" office:value-type="string">
            <text:p text:style-name="Table_20_Heading">Output Gate </text:p>
          </table:table-cell>
        </table:table-row>
        <table:table-row>
          <table:table-cell table:style-name="Table2.A2" office:value-type="float" office:value="1">
            <text:p text:style-name="Table_20_Contents">1</text:p>
          </table:table-cell>
          <table:table-cell table:style-name="Table2.B2" office:value-type="string">
            <text:p text:style-name="Table_20_Contents">f1 = σ(Wf * [h0, x1] + bf) </text:p>
          </table:table-cell>
          <table:table-cell table:style-name="Table2.B2" office:value-type="string">
            <text:p text:style-name="Table_20_Contents">i1 = σ(Wi * [h0, x1] + bi) </text:p>
          </table:table-cell>
          <table:table-cell table:style-name="Table2.B2" office:value-type="string">
            <text:p text:style-name="Table_20_Contents">C1 = f1 * C0 + i1 * tanh(Wc * [h0, x1] + bc) </text:p>
          </table:table-cell>
          <table:table-cell table:style-name="Table2.E2" office:value-type="string">
            <text:p text:style-name="Table_20_Contents">o1 = σ(Wo * [h0, x1] + bo) </text:p>
          </table:table-cell>
        </table:table-row>
        <table:table-row>
          <table:table-cell table:style-name="Table2.A2" office:value-type="float" office:value="2">
            <text:p text:style-name="Table_20_Contents">2</text:p>
          </table:table-cell>
          <table:table-cell table:style-name="Table2.B2" office:value-type="string">
            <text:p text:style-name="Table_20_Contents">f2 = σ(Wf * [h1, x2] + bf) </text:p>
          </table:table-cell>
          <table:table-cell table:style-name="Table2.B2" office:value-type="string">
            <text:p text:style-name="Table_20_Contents">i2 = σ(Wi * [h1, x2] + bi) </text:p>
          </table:table-cell>
          <table:table-cell table:style-name="Table2.B2" office:value-type="string">
            <text:p text:style-name="Table_20_Contents">C2 = f2 * C1 + i2 * tanh(Wc * [h1, x2] + bc) </text:p>
          </table:table-cell>
          <table:table-cell table:style-name="Table2.E2" office:value-type="string">
            <text:p text:style-name="Table_20_Contents">o2 = σ(Wo * [h1, x2] + bo) </text:p>
          </table:table-cell>
        </table:table-row>
        <table:table-row>
          <table:table-cell table:style-name="Table2.A2" office:value-type="float" office:value="3">
            <text:p text:style-name="Table_20_Contents">3</text:p>
          </table:table-cell>
          <table:table-cell table:style-name="Table2.B2" office:value-type="string">
            <text:p text:style-name="Table_20_Contents">f3 = σ(Wf * [h2, x3] + bf) </text:p>
          </table:table-cell>
          <table:table-cell table:style-name="Table2.B2" office:value-type="string">
            <text:p text:style-name="Table_20_Contents">i3 = σ(Wi * [h2, x3] + bi) </text:p>
          </table:table-cell>
          <table:table-cell table:style-name="Table2.B2" office:value-type="string">
            <text:p text:style-name="Table_20_Contents">C3 = f3 * C2 + i3 * tanh(Wc * [h2, x3] + bc) </text:p>
          </table:table-cell>
          <table:table-cell table:style-name="Table2.E2" office:value-type="string">
            <text:p text:style-name="Table_20_Contents">o3 = σ(Wo * [h2, x3] + bo) </text:p>
          </table:table-cell>
        </table:table-row>
        <table:table-row>
          <table:table-cell table:style-name="Table2.A2" office:value-type="float" office:value="4">
            <text:p text:style-name="Table_20_Contents">4</text:p>
          </table:table-cell>
          <table:table-cell table:style-name="Table2.B2" office:value-type="string">
            <text:p text:style-name="Table_20_Contents">f4 = σ(Wf * [h3, x4] + bf) </text:p>
          </table:table-cell>
          <table:table-cell table:style-name="Table2.B2" office:value-type="string">
            <text:p text:style-name="Table_20_Contents">i4 = σ(Wi * [h3, x4] + bi) </text:p>
          </table:table-cell>
          <table:table-cell table:style-name="Table2.B2" office:value-type="string">
            <text:p text:style-name="Table_20_Contents">C4 = f4 * C3 + i4 * tanh(Wc * [h3, x4] + bc) </text:p>
          </table:table-cell>
          <table:table-cell table:style-name="Table2.E2" office:value-type="string">
            <text:p text:style-name="Table_20_Contents">o4 = σ(Wo * [h3, x4] + bo) </text:p>
          </table:table-cell>
        </table:table-row>
        <table:table-row>
          <table:table-cell table:style-name="Table2.A2" office:value-type="float" office:value="5">
            <text:p text:style-name="Table_20_Contents">5</text:p>
          </table:table-cell>
          <table:table-cell table:style-name="Table2.B2" office:value-type="string">
            <text:p text:style-name="Table_20_Contents">f5 = σ(Wf * [h4, x5] + bf) </text:p>
          </table:table-cell>
          <table:table-cell table:style-name="Table2.B2" office:value-type="string">
            <text:p text:style-name="Table_20_Contents">i5 = σ(Wi * [h4, x5] + bi) </text:p>
          </table:table-cell>
          <table:table-cell table:style-name="Table2.B2" office:value-type="string">
            <text:p text:style-name="Table_20_Contents">C5 = f5 * C4 + i5 * tanh(Wc * [h4, x5] + bc) </text:p>
          </table:table-cell>
          <table:table-cell table:style-name="Table2.E2" office:value-type="string">
            <text:p text:style-name="Table_20_Contents">o5 = σ(Wo * [h4, x5] + bo) </text:p>
          </table:table-cell>
        </table:table-row>
      </table:table>
      <text:p text:style-name="Standard"/>
      <text:p text:style-name="Standard">(b)</text:p>
      <text:p text:style-name="Text_20_body">LSTMs address the vanishing gradient problem by:</text:p>
      <text:list xml:id="list8016943349669828056" text:style-name="L1">
        <text:list-item>
          <text:p text:style-name="P3">Introducing a cell state that can store information over long sequences. </text:p>
        </text:list-item>
        <text:list-item>
          <text:p text:style-name="P3">Utilizing gates to selectively control the flow of information. </text:p>
        </text:list-item>
        <text:list-item>
          <text:p text:style-name="P2">Employing additive operations in the cell state update, which helps to preserve the gradient signal.</text:p>
        </text:list-item>
      </text:list>
      <text:p text:style-name="Text_20_body"><draw:frame draw:style-name="fr1" draw:name="Object1" text:anchor-type="as-char" svg:y="-0.0673in" svg:width="1.4165in" svg:height="0.2201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When calculating the gradient of <text:span text:style-name="Emphasis"><draw:frame draw:style-name="fr2" draw:name="Object2" text:anchor-type="as-char" svg:width="0.2398in" svg:height="0.2091in" draw:z-index="1"><draw:object xlink:href="./Object 2" xlink:type="simple" xlink:show="embed" xlink:actuate="onLoad"/><draw:image xlink:href="./ObjectReplacements/Object 2" xlink:type="simple" xlink:show="embed" xlink:actuate="onLoad"/></draw:frame></text:span> with respect to <text:span text:style-name="Emphasis"><draw:frame draw:style-name="fr2" draw:name="Object3" text:anchor-type="as-char" svg:width="0.3673in" svg:height="0.2091in" draw:z-index="2"><draw:object xlink:href="./Object 3" xlink:type="simple" xlink:show="embed" xlink:actuate="onLoad"/><draw:image xlink:href="./ObjectReplacements/Object 3" xlink:type="simple" xlink:show="embed" xlink:actuate="onLoad"/></draw:frame></text:span> (which is essential for backpropagation), the gradient of <text:span text:style-name="Emphasis"><draw:frame draw:style-name="fr2" draw:name="Object4" text:anchor-type="as-char" svg:width="0.3673in" svg:height="0.2091in" draw:z-index="3"><draw:object xlink:href="./Object 4" xlink:type="simple" xlink:show="embed" xlink:actuate="onLoad"/><draw:image xlink:href="./ObjectReplacements/Object 4" xlink:type="simple" xlink:show="embed" xlink:actuate="onLoad"/></draw:frame></text:span> will be directly added to the overall gradient, rather than being multiplied. This additive nature helps to preserve the gradient signal and prevent it from vanishing, even over long sequences. </text:p>
      <text:p text:style-name="Standard">(c)</text:p>
      <text:list xml:id="list3977634425924488237" text:style-name="L2">
        <text:list-item>
          <text:p text:style-name="P1">The dimension of each weight matrix: Wx = 100x100, Wh = 64x64</text:p>
        </text:list-item>
        <text:list-item>
          <text:p text:style-name="P1">The total number of parameters : 64 biases for each of 4 gates: 64x4=<text:span text:style-name="T1">256</text:span>, and 2 matrices: 100*64+64*64=<text:span text:style-name="T1">6400</text:span>+<text:span text:style-name="T1">4096</text:span>. Total: <text:span text:style-name="T1">10752</text:span></text:p>
        </text:list-item>
        <text:list-item>
          <text:p text:style-name="P1">The memory requirements during training: assuming number is a float type = 4byte. </text:p>
          <text:p text:style-name="P1">Then: memory for parameters: 10752*4 = <text:span text:style-name="T1">43008B</text:span></text:p>
          <text:p text:style-name="P1">For each sample in a batch + gradients: hidden state + cell state + input: 64B+64B+100B+64B+64B+100B=396B</text:p>
          <text:p text:style-name="P1">For entire batch: 396B*32samples =<text:span text:style-name="T1">12672B</text:span></text:p>
          <text:p text:style-name="P1">Total memory: <text:span text:style-name="T1">43008B + 12672B=55680B = 54.37K</text:span></text:p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31M46S</meta:editing-duration>
    <meta:editing-cycles>10</meta:editing-cycles>
    <meta:generator>OpenOffice/4.1.12$Win32 OpenOffice.org_project/4112m1$Build-9809</meta:generator>
    <dc:date>2025-01-18T15:18:54.92</dc:date>
    <meta:document-statistic meta:table-count="1" meta:image-count="0" meta:object-count="4" meta:page-count="1" meta:paragraph-count="48" meta:word-count="398" meta:character-count="185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sub>
          <mi>C</mi>
          <mi>t</mi>
        </msub>
        <mo stretchy="false">=</mo>
        <mrow>
          <mrow>
            <msub>
              <mi>f</mi>
              <mi>t</mi>
            </msub>
            <mo stretchy="false">∗</mo>
            <msub>
              <mi>C</mi>
              <mrow>
                <mrow>
                  <mi>t</mi>
                  <mo stretchy="false">−</mo>
                  <mn>1</mn>
                </mrow>
              </mrow>
            </msub>
          </mrow>
          <mo stretchy="false">+</mo>
          <mrow>
            <msub>
              <mi>i</mi>
              <mi>t</mi>
            </msub>
            <mo stretchy="false">∗</mo>
            <mover accent="true">
              <msub>
                <mrow>
                  <mi>C</mi>
                </mrow>
                <mi>t</mi>
              </msub>
              <mo stretchy="false">̃</mo>
            </mover>
          </mrow>
        </mrow>
      </mrow>
    </mrow>
    <annotation encoding="StarMath 5.0">C_t = f_t * C_{t-1} + i_t * tilde{C}_t</annotation>
  </semantics>
</math>
</file>

<file path=Object 2/content.xml><?xml version="1.0" encoding="utf-8"?>
<math xmlns="http://www.w3.org/1998/Math/MathML">
  <semantics>
    <mrow>
      <msub>
        <mi>C</mi>
        <mi>t</mi>
      </msub>
    </mrow>
    <annotation encoding="StarMath 5.0">C_t</annotation>
  </semantics>
</math>
</file>

<file path=Object 3/content.xml><?xml version="1.0" encoding="utf-8"?>
<math xmlns="http://www.w3.org/1998/Math/MathML">
  <semantics>
    <mrow>
      <msub>
        <mi>C</mi>
        <mrow>
          <mrow>
            <mi>t</mi>
            <mo stretchy="false">−</mo>
            <mn>1</mn>
          </mrow>
        </mrow>
      </msub>
    </mrow>
    <annotation encoding="StarMath 5.0">C_{t-1}</annotation>
  </semantics>
</math>
</file>

<file path=Object 4/content.xml><?xml version="1.0" encoding="utf-8"?>
<math xmlns="http://www.w3.org/1998/Math/MathML">
  <semantics>
    <mrow>
      <msub>
        <mi>C</mi>
        <mrow>
          <mrow>
            <mi>t</mi>
            <mo stretchy="false">−</mo>
            <mn>1</mn>
          </mrow>
        </mrow>
      </msub>
    </mrow>
    <annotation encoding="StarMath 5.0">C_{t-1}</annotation>
  </semantics>
</math>
</file>